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2" style:family="paragraph" style:parent-style-name="Title">
      <style:text-properties officeooo:rsid="0013fb9b"/>
    </style:style>
    <style:style style:name="P3" style:family="paragraph" style:parent-style-name="Text_20_body">
      <style:paragraph-properties fo:text-align="start" style:justify-single-word="false"/>
      <style:text-properties officeooo:rsid="00157061" officeooo:paragraph-rsid="00157061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157061" officeooo:paragraph-rsid="00157061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15c949" officeooo:paragraph-rsid="0015c949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17321e" officeooo:paragraph-rsid="0017321e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198345" officeooo:paragraph-rsid="00198345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19eb62" officeooo:paragraph-rsid="0019eb62"/>
    </style:style>
    <style:style style:name="T1" style:family="text">
      <style:text-properties officeooo:rsid="0017cb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LOSOFIA</text:p>
      <text:p text:style-name="P1">Romanticismo</text:p>
      <text:p text:style-name="P3">... Manca pezzo</text:p>
      <text:list xml:id="list4164906143319254163" text:style-name="L1">
        <text:list-item>
          <text:p text:style-name="P4">La ragione illuminista passa in secondo piano, il primato è del sentimento nei suoi aspetti positivi e pessimistici</text:p>
        </text:list-item>
        <text:list-item>
          <text:p text:style-name="P4">La natura domina l'uomo</text:p>
        </text:list-item>
        <text:list-item>
          <text:p text:style-name="P4">I romantici criticavano l'Illuminismo:</text:p>
          <text:list>
            <text:list-item>
              <text:p text:style-name="P4">Non aveva avuto successo ovunque (non tutti i governi erano illuminati)</text:p>
            </text:list-item>
            <text:list-item>
              <text:p text:style-name="P4">l'arte non era considerata</text:p>
            </text:list-item>
            <text:list-item>
              <text:p text:style-name="P4">indagavano valori di una società antiquata</text:p>
            </text:list-item>
            <text:list-item>
              <text:p text:style-name="P4">riguardava una classe elitaria</text:p>
            </text:list-item>
            <text:list-item>
              <text:p text:style-name="P5">non era considerato il sentimento</text:p>
            </text:list-item>
          </text:list>
        </text:list-item>
        <text:list-item>
          <text:p text:style-name="P6">La diffusione del romanticismo porta allo scoppio di numerose rivolte, <text:span text:style-name="T1">poichè il popolo viene coinvolto</text:span></text:p>
        </text:list-item>
        <text:list-item>
          <text:p text:style-name="P7">Il romanticismo nasce al Circolo di Jena da un movimento tedesco: lo Sturm und Drang (1770)</text:p>
        </text:list-item>
        <text:list-item>
          <text:p text:style-name="P7">Artista romantico:</text:p>
          <text:list>
            <text:list-item>
              <text:p text:style-name="P7">geniale</text:p>
            </text:list-item>
            <text:list-item>
              <text:p text:style-name="P7">originale</text:p>
            </text:list-item>
            <text:list-item>
              <text:p text:style-name="P7">coglie l'infinito</text:p>
            </text:list-item>
            <text:list-item>
              <text:p text:style-name="P7">comunica sentimenti</text:p>
            </text:list-item>
          </text:list>
        </text:list-item>
        <text:list-item>
          <text:p text:style-name="P8">Risoluzione del finito nell'infinito (sussunzione dell'infinito nel finito) è il tema più trattato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52S</meta:editing-duration>
    <meta:editing-cycles>10</meta:editing-cycles>
    <meta:generator>LibreOffice/5.0.5.2$Windows_x86 LibreOffice_project/55b006a02d247b5f7215fc6ea0fde844b30035b3</meta:generator>
    <dc:date>2016-09-28T17:15:06.251000000</dc:date>
    <meta:document-statistic meta:table-count="0" meta:image-count="0" meta:object-count="0" meta:page-count="1" meta:paragraph-count="20" meta:word-count="130" meta:character-count="793" meta:non-whitespace-character-count="699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